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1pt" officeooo:rsid="0012c1f5" officeooo:paragraph-rsid="0012c1f5" style:font-size-asian="9.60000038146973pt" style:font-size-complex="11pt"/>
    </style:style>
    <style:style style:name="P3" style:family="paragraph" style:parent-style-name="Standard">
      <style:paragraph-properties fo:margin-top="0in" fo:margin-bottom="0in" loext:contextual-spacing="false"/>
      <style:text-properties fo:font-size="11pt" officeooo:rsid="0012c1f5" officeooo:paragraph-rsid="00172df8" style:font-size-asian="9.60000038146973pt" style:font-size-complex="11pt"/>
    </style:style>
    <style:style style:name="P4" style:family="paragraph" style:parent-style-name="Standard">
      <style:paragraph-properties fo:margin-top="0in" fo:margin-bottom="0in" loext:contextual-spacing="false"/>
      <style:text-properties officeooo:paragraph-rsid="0014bdec"/>
    </style:style>
    <style:style style:name="P5" style:family="paragraph" style:parent-style-name="Standard">
      <style:paragraph-properties fo:margin-top="0in" fo:margin-bottom="0in" loext:contextual-spacing="false"/>
      <style:text-properties officeooo:paragraph-rsid="00172df8"/>
    </style:style>
    <style:style style:name="P6" style:family="paragraph" style:parent-style-name="Standard">
      <style:paragraph-properties fo:margin-top="0in" fo:margin-bottom="0in" loext:contextual-spacing="false"/>
      <style:text-properties fo:font-weight="normal" officeooo:paragraph-rsid="00172df8" style:font-weight-asian="normal" style:font-weight-complex="normal"/>
    </style:style>
    <style:style style:name="P7" style:family="paragraph" style:parent-style-name="Heading_20_1" style:master-page-name="Standard">
      <style:paragraph-properties fo:margin-top="0in" fo:margin-bottom="0in" loext:contextual-spacing="false" style:page-number="1"/>
      <style:text-properties fo:font-size="11pt" fo:font-weight="bold" officeooo:rsid="0012c1f5" officeooo:paragraph-rsid="0012c1f5" style:font-size-asian="9.60000038146973pt" style:font-weight-asian="bold" style:font-size-complex="11pt" style:font-weight-complex="bold"/>
    </style:style>
    <style:style style:name="T1" style:family="text">
      <style:text-properties officeooo:rsid="0012c1f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c1f5" style:font-weight-asian="bold" style:font-weight-complex="bold"/>
    </style:style>
    <style:style style:name="T4" style:family="text">
      <style:text-properties fo:font-weight="bold" officeooo:rsid="0012fad9" style:font-weight-asian="bold" style:font-weight-complex="bold"/>
    </style:style>
    <style:style style:name="T5" style:family="text">
      <style:text-properties fo:font-weight="bold" officeooo:rsid="0014bdec" style:font-weight-asian="bold" style:font-weight-complex="bold"/>
    </style:style>
    <style:style style:name="T6" style:family="text">
      <style:text-properties fo:font-weight="bold" officeooo:rsid="00172df8" style:font-weight-asian="bold" style:font-weight-complex="bold"/>
    </style:style>
    <style:style style:name="T7" style:family="text">
      <style:text-properties officeooo:rsid="0012fad9"/>
    </style:style>
    <style:style style:name="T8" style:family="text">
      <style:text-properties fo:font-weight="normal" officeooo:rsid="0012fad9" style:font-weight-asian="normal" style:font-weight-complex="normal"/>
    </style:style>
    <style:style style:name="T9" style:family="text">
      <style:text-properties fo:font-weight="normal" officeooo:rsid="0014bdec" style:font-weight-asian="normal" style:font-weight-complex="normal"/>
    </style:style>
    <style:style style:name="T10" style:family="text">
      <style:text-properties fo:font-weight="normal" officeooo:rsid="00172df8" style:font-weight-asian="normal" style:font-weight-complex="normal"/>
    </style:style>
    <style:style style:name="T11" style:family="text">
      <style:text-properties officeooo:rsid="00172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áme mappa</text:p>
      <text:p text:style-name="P2"><text:tab/>indítófájl</text:p>
      <text:p text:style-name="P2"><text:tab/><text:span text:style-name="T2">Elemek mappa</text:span></text:p>
      <text:p text:style-name="P1"><text:tab/><text:tab/><text:span text:style-name="T3">Játéktér mappa</text:span></text:p>
      <text:p text:style-name="P1"><text:tab/><text:tab/><text:tab/><text:span text:style-name="T1">játéktér fájljai1</text:span></text:p>
      <text:p text:style-name="P1"><text:tab/><text:tab/><text:tab/><text:span text:style-name="T1">játéktér fájljai2</text:span></text:p>
      <text:p text:style-name="P1"><text:tab/><text:tab/><text:tab/><text:tab/>.</text:p>
      <text:p text:style-name="P1"><text:tab/><text:tab/><text:tab/><text:tab/>.</text:p>
      <text:p text:style-name="P1"><text:tab/><text:tab/><text:tab/><text:tab/>.</text:p>
      <text:p text:style-name="P1"><text:tab/><text:tab/><text:span text:style-name="T4">Karakterek mappa</text:span></text:p>
      <text:p text:style-name="P1"><text:tab/><text:tab/><text:tab/><text:span text:style-name="T7">karakter fájlok1</text:span></text:p>
      <text:p text:style-name="P1"><text:tab/><text:tab/><text:tab/><text:span text:style-name="T7">karakter fájlok2</text:span></text:p>
      <text:p text:style-name="P1"><text:tab/><text:tab/><text:tab/><text:tab/>.</text:p>
      <text:p text:style-name="P1"><text:tab/><text:tab/><text:tab/><text:tab/>.</text:p>
      <text:p text:style-name="P1"><text:tab/><text:tab/><text:tab/><text:tab/>.</text:p>
      <text:p text:style-name="P1"><text:tab/><text:tab/><text:span text:style-name="T4">Tárgyak mappa</text:span></text:p>
      <text:p text:style-name="P1"><text:span text:style-name="T4"><text:tab/><text:tab/><text:tab/></text:span><text:span text:style-name="T8">tárgy fájlok1</text:span></text:p>
      <text:p text:style-name="P1"><text:span text:style-name="T8"><text:tab/><text:tab/><text:tab/>tárgy fájlok2</text:span></text:p>
      <text:p text:style-name="P1"><text:span text:style-name="T8"><text:tab/><text:tab/><text:tab/><text:tab/>.</text:span></text:p>
      <text:p text:style-name="P1"><text:span text:style-name="T8"><text:tab/><text:tab/><text:tab/><text:tab/>.</text:span></text:p>
      <text:p text:style-name="P1"><text:span text:style-name="T8"><text:tab/><text:tab/><text:tab/><text:tab/>.</text:span></text:p>
      <text:p text:style-name="P4"><text:span text:style-name="T8"><text:tab/><text:tab/></text:span><text:span text:style-name="T5">Tereptárgyak mappa</text:span></text:p>
      <text:p text:style-name="P4"><text:span text:style-name="T9"><text:tab/><text:tab/><text:tab/>terep</text:span><text:span text:style-name="T8">tárgy fájlok1</text:span></text:p>
      <text:p text:style-name="P4"><text:span text:style-name="T8"><text:tab/><text:tab/><text:tab/></text:span><text:span text:style-name="T9">terep</text:span><text:span text:style-name="T8">tárgy fájlok2</text:span></text:p>
      <text:p text:style-name="P4"><text:span text:style-name="T8"><text:tab/><text:tab/><text:tab/><text:tab/>.</text:span></text:p>
      <text:p text:style-name="P4"><text:span text:style-name="T8"><text:tab/><text:tab/><text:tab/><text:tab/>.</text:span></text:p>
      <text:p text:style-name="P4"><text:span text:style-name="T8"><text:tab/><text:tab/><text:tab/><text:tab/>.<text:tab/></text:span></text:p>
      <text:p text:style-name="P1"><text:span text:style-name="T8"><text:tab/></text:span></text:p>
      <text:p text:style-name="P3"><text:span text:style-name="T6"><text:tab/>Modulok</text:span><text:span text:style-name="T2"> mappa</text:span></text:p>
      <text:p text:style-name="P5"><text:tab/><text:tab/><text:span text:style-name="T6">Cselekvések</text:span><text:span text:style-name="T3"> mappa</text:span></text:p>
      <text:p text:style-name="P5"><text:tab/><text:tab/><text:tab/><text:span text:style-name="T11">cselekvés1</text:span></text:p>
      <text:p text:style-name="P5"><text:tab/><text:tab/><text:tab/><text:span text:style-name="T11">cselekvés2</text:span></text:p>
      <text:p text:style-name="P5"><text:tab/><text:tab/><text:tab/><text:tab/>.</text:p>
      <text:p text:style-name="P5"><text:tab/><text:tab/><text:tab/><text:tab/>.</text:p>
      <text:p text:style-name="P5"><text:tab/><text:tab/><text:tab/><text:tab/>.</text:p>
      <text:p text:style-name="P5"><text:tab/><text:tab/><text:span text:style-name="T6">Állapotváltozás</text:span><text:span text:style-name="T4"> mappa</text:span></text:p>
      <text:p text:style-name="P5"><text:tab/><text:tab/><text:tab/><text:span text:style-name="T11">állapotváltozás1</text:span></text:p>
      <text:p text:style-name="P5"><text:tab/><text:tab/><text:tab/><text:span text:style-name="T11">állapotváltozás2</text:span></text:p>
      <text:p text:style-name="P5"><text:tab/><text:tab/><text:tab/><text:tab/>.</text:p>
      <text:p text:style-name="P5"><text:tab/><text:tab/><text:tab/><text:tab/>.</text:p>
      <text:p text:style-name="P5"><text:tab/><text:tab/><text:tab/><text:tab/>.</text:p>
      <text:p text:style-name="P5"><text:tab/><text:span text:style-name="T6">Játékmenü</text:span><text:span text:style-name="T8"> </text:span><text:span text:style-name="T4">mappa</text:span></text:p>
      <text:p text:style-name="P5"><text:span text:style-name="T4"><text:tab/><text:tab/></text:span><text:span text:style-name="T10">Új játék</text:span><text:span text:style-name="T8"> </text:span><text:span text:style-name="T10">fájl</text:span></text:p>
      <text:p text:style-name="P6"><text:span text:style-name="T7"><text:tab/><text:tab/>Játék betöltés fájl</text:span></text:p>
      <text:p text:style-name="P5"><text:span text:style-name="T8"><text:tab/><text:tab/><text:tab/>.</text:span></text:p>
      <text:p text:style-name="P5"><text:span text:style-name="T8"><text:tab/><text:tab/><text:tab/>.</text:span></text:p>
      <text:p text:style-name="P5"><text:span text:style-name="T8"><text:tab/><text:tab/><text:tab/>.</text:span></text:p>
      <text:p text:style-name="P5"><text:span text:style-name="T8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9T10:28:00.787065332</dc:date>
    <meta:editing-duration>PT13M16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48" meta:word-count="68" meta:character-count="533" meta:non-whitespace-character-count="370"/>
  </office:meta>
</office:document-meta>
</file>